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text-properties officeooo:paragraph-rsid="001d940c"/>
    </style:style>
    <style:style style:name="T1" style:family="text">
      <style:text-properties officeooo:rsid="001d940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How to Install Active Directory in Windows Server 2022</text:span></text:p>
      <text:p text:style-name="Text_20_body"><text:span text:style-name="Strong_20_Emphasis">Planning Active Directory:</text:span></text:p>
      <text:list text:style-name="L1">
        <text:list-item>
          <text:p text:style-name="P1">Define the domain name, ensuring it is unique and relevant to the organization (e.g., <text:span text:style-name="Source_20_Text">company.local</text:span>). </text:p>
        </text:list-item>
        <text:list-item>
          <text:p text:style-name="P1">Design the Organizational Unit (OU) structure to organize users, groups, and computers based on departments or functions. </text:p>
        </text:list-item>
        <text:list-item>
          <text:p text:style-name="P1">Plan the Group Policy Objects (GPOs) required to apply security and management configurations across the network. </text:p>
        </text:list-item>
        <text:list-item>
          <text:p text:style-name="P2">Determine the domain and forest functional level based on compatibility needs with older Windows versions. </text:p>
        </text:list-item>
      </text:list>
      <text:p text:style-name="Text_20_body"><text:span text:style-name="Strong_20_Emphasis">Preparing the Server:</text:span></text:p>
      <text:list text:style-name="L2">
        <text:list-item>
          <text:p text:style-name="P3">Install Windows Server 2022 on a physical or virtual server. </text:p>
        </text:list-item>
        <text:list-item>
          <text:p text:style-name="P3">Configure a static IP address on the server. </text:p>
        </text:list-item>
        <text:list-item>
          <text:p text:style-name="P3">Set a descriptive name for the server (e.g., <text:span text:style-name="Source_20_Text">DC1</text:span> for the first domain controller). </text:p>
        </text:list-item>
        <text:list-item>
          <text:p text:style-name="P4">Apply Windows updates to ensure security and stability. </text:p>
        </text:list-item>
      </text:list>
      <text:p text:style-name="Text_20_body"><text:span text:style-name="Strong_20_Emphasis">Installing and Configuring AD DS:</text:span></text:p>
      <text:list text:style-name="L3">
        <text:list-item>
          <text:p text:style-name="P5">Open Server Manager and install the Active Directory Domain Services (AD DS) role. </text:p>
        </text:list-item>
        <text:list-item>
          <text:p text:style-name="P5">Promote the server as a domain controller, setting up a new forest or adding it to an existing domain. </text:p>
        </text:list-item>
        <text:list-item>
          <text:p text:style-name="P5">Configure administrative credentials and passwords for Active Directory. </text:p>
        </text:list-item>
        <text:list-item>
          <text:p text:style-name="P6">Restart the server and verify that Active Directory services are running correctly. </text:p>
        </text:list-item>
      </text:list>
      <text:p text:style-name="Text_20_body"><text:span text:style-name="Strong_20_Emphasis">Integrating Workstations and Users:</text:span></text:p>
      <text:list text:style-name="L4">
        <text:list-item>
          <text:p text:style-name="P7">Join computers to the domain through the System settings on each workstation. </text:p>
        </text:list-item>
        <text:list-item>
          <text:p text:style-name="P7">Create user accounts in Active Directory for each employee, assigning them to relevant groups based on their roles. </text:p>
        </text:list-item>
        <text:list-item>
          <text:p text:style-name="P8">Migrate data and settings from local accounts to domain accounts, if necessary. </text:p>
        </text:list-item>
      </text:list>
      <text:p text:style-name="Text_20_body"><text:span text:style-name="Strong_20_Emphasis">Implementing Group Policies:</text:span></text:p>
      <text:list text:style-name="L5">
        <text:list-item>
          <text:p text:style-name="P9">Create and link GPOs (Group Policy Objects) in Organizational Units to manage configurations such as: </text:p>
          <text:list>
            <text:list-item>
              <text:p text:style-name="P9">Access restrictions. </text:p>
            </text:list-item>
            <text:list-item>
              <text:p text:style-name="P9">Desktop, network, and password settings. </text:p>
            </text:list-item>
            <text:list-item>
              <text:p text:style-name="P9">Centralized software installation. </text:p>
            </text:list-item>
          </text:list>
        </text:list-item>
        <text:list-item>
          <text:p text:style-name="P10">Test policies in a controlled environment before deploying them across the network. </text:p>
        </text:list-item>
      </text:list>
      <text:p text:style-name="Text_20_body"><text:span text:style-name="Strong_20_Emphasis">Training and Support:</text:span></text:p>
      <text:list text:style-name="L6">
        <text:list-item>
          <text:p text:style-name="P11">Train IT administrators on Active Directory management, such as user creation, event monitoring, and directory backup. </text:p>
        </text:list-item>
        <text:list-item>
          <text:p text:style-name="P12">Provide support to employees during the transition, resolving access and synchronization issues. </text:p>
        </text:list-item>
      </text:list>
      <text:p text:style-name="Horizontal_20_Line"/>
      <text:p text:style-name="Text_20_body"><text:soft-page-break/><text:span text:style-name="Strong_20_Emphasis">Case Study Example: Mid-Sized Company "TechCorp"</text:span></text:p>
      <text:p text:style-name="Text_20_body"><text:span text:style-name="Strong_20_Emphasis">Scenario:</text:span><text:line-break/>TechCorp is a company with 100 employees working across multiple departments: Sales, Support, IT, and Administration. Until now, each employee has been using local accounts on their computers. User management and security policies have become unsustainable, with several incidents related to unauthorized access and data loss.</text:p>
      <text:p text:style-name="Text_20_body"><text:span text:style-name="Strong_20_Emphasis">Objective:</text:span><text:line-break/>Centralize user management, improve network security, and automate policy enforcement.</text:p>
      <text:p text:style-name="Text_20_body"><text:span text:style-name="Strong_20_Emphasis">Analysis and General Steps:</text:span></text:p>
      <text:list text:style-name="L7">
        <text:list-item>
          <text:p text:style-name="P13"><text:span text:style-name="Strong_20_Emphasis">Infrastructure Review:</text:span> </text:p>
          <text:list>
            <text:list-item>
              <text:p text:style-name="P13">Assess the current servers and network. </text:p>
            </text:list-item>
            <text:list-item>
              <text:p text:style-name="P13">Verify that the hardware meets the minimum requirements for Windows Server 2022. </text:p>
            </text:list-item>
          </text:list>
        </text:list-item>
        <text:list-item>
          <text:p text:style-name="P13"><text:span text:style-name="Strong_20_Emphasis">Domain Structure Design:</text:span> </text:p>
          <text:list>
            <text:list-item>
              <text:p text:style-name="P13">Create the main domain <text:span text:style-name="Source_20_Text">techcorp.local</text:span>. </text:p>
            </text:list-item>
            <text:list-item>
              <text:p text:style-name="P13">Design Organizational Units for each department (Sales, Support, IT, Administration). </text:p>
            </text:list-item>
          </text:list>
        </text:list-item>
        <text:list-item>
          <text:p text:style-name="P13"><text:span text:style-name="Strong_20_Emphasis">Technical Implementation:</text:span> </text:p>
          <text:list>
            <text:list-item>
              <text:p text:style-name="P13">Set up a server with Windows Server 2022, assign it a static IP, and give it a descriptive name (<text:span text:style-name="Source_20_Text">DC-TechCorp</text:span>). </text:p>
            </text:list-item>
            <text:list-item>
              <text:p text:style-name="P14">Install and configure Active Directory following the steps mentioned. </text:p>
            </text:list-item>
          </text:list>
        </text:list-item>
      </text:list>
      <text:p text:style-name="Text_20_body"><text:span text:style-name="Strong_20_Emphasis">Specific Steps to Execute:</text:span></text:p>
      <text:list text:style-name="L8">
        <text:list-item>
          <text:p text:style-name="P15"><text:span text:style-name="Strong_20_Emphasis">Promote to Domain Controller:</text:span> </text:p>
          <text:list>
            <text:list-item>
              <text:p text:style-name="P15">Create the domain <text:span text:style-name="Source_20_Text">techcorp.local</text:span>. </text:p>
            </text:list-item>
            <text:list-item>
              <text:p text:style-name="P15">Set up a secure password policy. </text:p>
            </text:list-item>
          </text:list>
        </text:list-item>
        <text:list-item>
          <text:p text:style-name="P15"><text:span text:style-name="Strong_20_Emphasis">Configure Group Policies:</text:span> </text:p>
          <text:list>
            <text:list-item>
              <text:p text:style-name="P15">Block the use of unauthorized USB devices. </text:p>
            </text:list-item>
            <text:list-item>
              <text:p text:style-name="P15">Configure printer access by department. </text:p>
            </text:list-item>
          </text:list>
        </text:list-item>
        <text:list-item>
          <text:p text:style-name="P15"><text:span text:style-name="Strong_20_Emphasis">Integrate Computers:</text:span> </text:p>
          <text:list>
            <text:list-item>
              <text:p text:style-name="P15">Join all workstations to the domain and assign them to their respective OUs. </text:p>
            </text:list-item>
          </text:list>
        </text:list-item>
        <text:list-item>
          <text:p text:style-name="P15"><text:span text:style-name="Strong_20_Emphasis">Testing:</text:span> </text:p>
          <text:list>
            <text:list-item>
              <text:p text:style-name="P15">Verify that users can log in to their devices using their domain accounts. </text:p>
            </text:list-item>
            <text:list-item>
              <text:p text:style-name="P16">Test the implemented policies to ensure they work correctly. </text:p>
            </text:list-item>
          </text:list>
        </text:list-item>
      </text:list>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oft-page-break/><text:span text:style-name="Strong_20_Emphasis"><text:span text:style-name="T1">TIMELINE</text:span></text:span></text:p>
      <text:p text:style-name="P17"><text:span text:style-name="Strong_20_Emphasis"><text:tab/></text:span><text:span text:style-name="Strong_20_Emphasis"><text:span text:style-name="T1">Server Preparation</text:span></text:span></text:p>
      <text:p text:style-name="P17"><text:span text:style-name="Strong_20_Emphasis"><text:tab/></text:span><text:span text:style-name="Strong_20_Emphasis"><text:span text:style-name="T1">Installing AD DS Role</text:span></text:span></text:p>
      <text:p text:style-name="P17"><text:span text:style-name="Strong_20_Emphasis"><text:tab/></text:span><text:span text:style-name="Strong_20_Emphasis"><text:span text:style-name="T1">Promoting the server to a domain controller</text:span></text:span></text:p>
      <text:p text:style-name="P17"><text:span text:style-name="Strong_20_Emphasis"><text:tab/></text:span><text:span text:style-name="Strong_20_Emphasis"><text:span text:style-name="T1">Testting the installation</text:span></text:span></text:p>
      <text:p text:style-name="P17"><text:span text:style-name="Strong_20_Emphasis"><text:tab/></text:span><text:span text:style-name="Strong_20_Emphasis"><text:span text:style-name="T1">Joining Conmputers to the domain</text:span></text:span></text:p>
      <text:p text:style-name="P17"><text:span text:style-name="Strong_20_Emphasis"><text:tab/></text:span><text:span text:style-name="Strong_20_Emphasis"><text:span text:style-name="T1">Configuring Organizational Units</text:span></text:span></text:p>
      <text:p text:style-name="P17"><text:span text:style-name="Strong_20_Emphasis"><text:tab/></text:span><text:span text:style-name="Strong_20_Emphasis"><text:span text:style-name="T1">Group policy configurations</text:span></text:span></text:p>
      <text:p text:style-name="P17"><text:span text:style-name="Strong_20_Emphasis"><text:tab/></text:span><text:span text:style-name="Strong_20_Emphasis"><text:span text:style-name="T1">Final Testing and Deploymen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4T17:02:11.852628616</meta:creation-date>
    <dc:date>2025-01-24T17:14:52.757875362</dc:date>
    <meta:editing-duration>PT1M43S</meta:editing-duration>
    <meta:editing-cycles>1</meta:editing-cycles>
    <meta:document-statistic meta:table-count="0" meta:image-count="0" meta:object-count="0" meta:page-count="3" meta:paragraph-count="63" meta:word-count="574" meta:character-count="3799" meta:non-whitespace-character-count="3280"/>
    <meta:generator>LibreOffice/24.8.3.2$Linux_X86_64 LibreOffice_project/480$Build-2</meta:generator>
  </office:meta>
</office:document-meta>
</file>